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/>
    <style:font-face style:name="Lucida Sans Unicode" svg:font-family="Lucida Sans Unicode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Goudy Old Style" svg:font-family="Goudy Old Style" style:font-family-generic="roman" style:font-pitch="variable" svg:panose-1="2 2 5 2 5 3 5 2 3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T2" style:parent-style-name="Policepardéfaut" style:family="text">
      <style:text-properties fo:language="en" fo:country="US"/>
    </style:style>
    <style:style style:name="P3" style:parent-style-name="Titre1bis" style:family="paragraph">
      <style:paragraph-properties fo:line-height="100%"/>
      <style:text-properties fo:language="en" fo:country="US"/>
    </style:style>
    <style:style style:name="P4" style:parent-style-name="Titre1bis" style:family="paragraph">
      <style:paragraph-properties fo:line-height="100%"/>
    </style:style>
    <style:style style:name="T5" style:parent-style-name="Policepardéfaut" style:family="text">
      <style:text-properties fo:language="en" fo:country="US"/>
    </style:style>
    <style:style style:name="P6" style:parent-style-name="Titre1bis" style:family="paragraph">
      <style:paragraph-properties fo:text-align="start" fo:margin-top="0.0833in" fo:margin-bottom="0in" fo:line-height="100%"/>
    </style:style>
    <style:style style:name="T7" style:parent-style-name="Policepardéfaut" style:family="text">
      <style:text-properties fo:font-weight="bold" style:font-weight-asian="bold" fo:font-size="8pt" style:font-size-asian="8pt" style:font-size-complex="8pt"/>
    </style:style>
    <style:style style:name="T8" style:parent-style-name="Policepardéfaut" style:family="text">
      <style:text-properties fo:font-size="8pt" style:font-size-asian="8pt" style:font-size-complex="8pt"/>
    </style:style>
    <style:style style:name="P9" style:parent-style-name="Titre1bis" style:family="paragraph">
      <style:paragraph-properties fo:text-align="start" fo:margin-top="0.0833in" fo:margin-bottom="0in" fo:line-height="100%"/>
    </style:style>
    <style:style style:name="T10" style:parent-style-name="Policepardéfaut" style:family="text">
      <style:text-properties fo:font-weight="bold" style:font-weight-asian="bold" fo:font-size="8pt" style:font-size-asian="8pt" style:font-size-complex="8pt"/>
    </style:style>
    <style:style style:name="T11" style:parent-style-name="Policepardéfaut" style:family="text">
      <style:text-properties fo:font-size="8pt" style:font-size-asian="8pt" style:font-size-complex="8pt"/>
    </style:style>
    <style:style style:name="P12" style:parent-style-name="Titre1bis" style:family="paragraph">
      <style:paragraph-properties fo:text-align="start" fo:margin-top="0.0833in" fo:margin-bottom="0in" fo:line-height="100%"/>
    </style:style>
    <style:style style:name="T13" style:parent-style-name="Policepardéfaut" style:family="text">
      <style:text-properties fo:font-weight="bold" style:font-weight-asian="bold" fo:font-size="8pt" style:font-size-asian="8pt" style:font-size-complex="8pt"/>
    </style:style>
    <style:style style:name="T14" style:parent-style-name="Policepardéfaut" style:family="text">
      <style:text-properties fo:font-size="8pt" style:font-size-asian="8pt" style:font-size-complex="8pt"/>
    </style:style>
    <style:style style:name="P15" style:parent-style-name="Titre1bis" style:family="paragraph">
      <style:paragraph-properties fo:text-align="start" fo:margin-top="0.0833in" fo:margin-bottom="0in" fo:line-height="100%"/>
    </style:style>
    <style:style style:name="T16" style:parent-style-name="Policepardéfaut" style:family="text">
      <style:text-properties fo:font-weight="bold" style:font-weight-asian="bold" fo:font-size="8pt" style:font-size-asian="8pt" style:font-size-complex="8pt"/>
    </style:style>
    <style:style style:name="T17" style:parent-style-name="Policepardéfaut" style:family="text">
      <style:text-properties fo:font-size="8pt" style:font-size-asian="8pt" style:font-size-complex="8pt"/>
    </style:style>
    <style:style style:name="P18" style:parent-style-name="tabu1" style:family="paragraph"/>
    <style:style style:name="P19" style:parent-style-name="tabu1" style:family="paragraph"/>
    <style:style style:name="P20" style:parent-style-name="tabu1" style:family="paragraph"/>
    <style:style style:name="P21" style:parent-style-name="tabu1" style:family="paragraph"/>
    <style:style style:name="P22" style:parent-style-name="tabu1" style:family="paragraph"/>
    <style:style style:name="P23" style:parent-style-name="tabu1" style:family="paragraph"/>
    <style:style style:name="P24" style:parent-style-name="tabu1" style:family="paragraph"/>
    <style:style style:name="P25" style:parent-style-name="tabu1" style:family="paragraph"/>
    <style:style style:name="P26" style:parent-style-name="tabu1" style:family="paragraph"/>
    <style:style style:name="P27" style:parent-style-name="tabu1" style:family="paragraph"/>
    <style:style style:name="P28" style:parent-style-name="Paragraphe0" style:family="paragraph">
      <style:text-properties fo:language="en" fo:country="US"/>
    </style:style>
    <style:style style:name="P29" style:parent-style-name="tabu1" style:family="paragraph"/>
    <style:style style:name="P30" style:parent-style-name="tabu1" style:family="paragraph"/>
    <style:style style:name="P31" style:parent-style-name="tabu1" style:family="paragraph"/>
    <style:style style:name="P32" style:parent-style-name="tabu1" style:family="paragraph"/>
    <style:style style:name="P33" style:parent-style-name="tabu1" style:family="paragraph"/>
    <style:style style:name="P34" style:parent-style-name="tabu1" style:family="paragraph"/>
    <style:style style:name="P35" style:parent-style-name="Paragraphe0" style:family="paragraph">
      <style:text-properties fo:language="en" fo:country="US"/>
    </style:style>
    <style:style style:name="P36" style:parent-style-name="tabu1" style:family="paragraph"/>
    <style:style style:name="P37" style:parent-style-name="tabu1" style:family="paragraph"/>
  </office:automatic-styles>
  <office:body>
    <office:text text:use-soft-page-breaks="true">
      <text:h text:style-name="P1" text:outline-level="1"><text:span text:style-name="T2">HPC and Uncertainty Treatment - Examples with OpenTURNS and Uranie</text:span></text:h>
      <text:h text:style-name="P3" text:outline-level="1">Partnership for Advanced Computing in Europe (PRACE)</text:h>
      <text:h text:style-name="P4" text:outline-level="1"><text:span text:style-name="T5">OpenTURNS <text:s/>Consortium and CEA</text:span></text:h>
      <text:h text:style-name="P6" text:outline-level="1"><text:span text:style-name="T7">CEA</text:span><text:span text:style-name="T8">: J.B. Blanchard, F. Gaudier</text:span></text:h>
      <text:h text:style-name="P9" text:outline-level="1"><text:span text:style-name="T10">EDF</text:span><text:span text:style-name="T11"> : M. Baudin, A. Dutfoy, C. Mai, O. Mircescu</text:span></text:h>
      <text:h text:style-name="P12" text:outline-level="1"><text:span text:style-name="T13">IMACS</text:span><text:span text:style-name="T14"> : K. Delamotte</text:span></text:h>
      <text:h text:style-name="P15" text:outline-level="1"><text:span text:style-name="T16">PhiMeca</text:span><text:span text:style-name="T17"><text:s/>: G. Blondet</text:span></text:h>
      <text:h text:style-name="Titre1bis" text:outline-level="1">9, 16<text:s/>et<text:s/>23<text:s/>mai 2022, 9h30- 12h30 / 14h – 17h, Maison de la Simulation, France</text:h>
      <text:h text:style-name="Titre1bis" text:outline-level="1"/>
      <text:p text:style-name="Méthode">Day 1 : Methodology of Uncertainty Treatment – Basics of Probability and Statistics</text:p>
      <text:list text:style-name="WW8Num12">
        <text:list-item>
          <text:p text:style-name="P18">General Uncertainty Methodology (30’) : A. Dutfoy</text:p>
        </text:list-item>
        <text:list-item>
          <text:p text:style-name="P19">Probability and Statistics: Basics (45’) : G. Blondet</text:p>
        </text:list-item>
        <text:list-item>
          <text:p text:style-name="P20">General introduction to Open TURNS and Uranie (2 * 30’) : G. Blondet, J.B. Blanchard</text:p>
        </text:list-item>
        <text:list-item>
          <text:p text:style-name="P21">Introduction to Python and Jupyter (45’): practical work on distributions manipulations</text:p>
        </text:list-item>
      </text:list>
      <text:p text:style-name="Paragraphe0">Lunch</text:p>
      <text:list text:style-name="WW8Num12" text:continue-numbering="true">
        <text:list-item>
          <text:p text:style-name="P22">Uncertainty<text:s/>Quantification (45’) : J.B. Blanchard</text:p>
        </text:list-item>
        <text:list-item>
          <text:p text:style-name="P23">OpenTURNS – Uranie practical works: sections 1, 2 (1h): G. Blondet, <text:s/>J.B. Blanchard, <text:s/>A. Dutfoy</text:p>
        </text:list-item>
        <text:list-item>
          <text:p text:style-name="P24">Central tendency and Sensitivity analysis (1h): A. Dutfoy</text:p>
        </text:list-item>
      </text:list>
      <text:p text:style-name="Méthode">Day 2 : Quantification, Propagation and Ranking of Uncertainties</text:p>
      <text:list text:style-name="WW8Num12" text:continue-numbering="true">
        <text:list-item>
          <text:p text:style-name="P25">Application to OpenTURNS and Uranie (1h): section 3 M. Baudin, G. Blondet, F. Gaudier, J.B. Blanchard</text:p>
        </text:list-item>
        <text:list-item>
          <text:p text:style-name="P26">Estimation of probability of rare events (1h): G. Blondet</text:p>
        </text:list-item>
        <text:list-item>
          <text:p text:style-name="P27">Application to OpenTURNS and Uranie (1h): M. Baudin, G. Blondet, F. Gaudier, J.B. Blanchard</text:p>
        </text:list-item>
      </text:list>
      <text:p text:style-name="P28">Lunch</text:p>
      <text:list text:style-name="WW8Num12" text:continue-numbering="true">
        <text:list-item>
          <text:p text:style-name="P29">Distributed computing (1h) : Uranie (15’, F. Gaudier, J.B. Blanchard), OpenTURNS (15’, G. Blondet), Salome et OpenTURNS (30’, O. Mircescu)</text:p>
        </text:list-item>
        <text:list-item>
          <text:p text:style-name="P30">Optimisation and Calibration (1h) : J.B. Blanchard, M. Baudin</text:p>
        </text:list-item>
        <text:list-item>
          <text:p text:style-name="P31">Application to OpenTURNS and Uranie (1h): J.B. Blanchard, M. Baudin</text:p>
        </text:list-item>
      </text:list>
      <text:p text:style-name="Méthode">Day 3 : HPC aspects – Meta model</text:p>
      <text:list text:style-name="WW8Num12" text:continue-numbering="true">
        <text:list-item>
          <text:p text:style-name="P32">HPC aspects specific to the Uncertainty treatment (1h) : K. Delamotte</text:p>
        </text:list-item>
        <text:list-item>
          <text:p text:style-name="P33">Introduction to Meta models (validation, over-fitting) – Polynomial chaos expansion (1h) : JB Blanchard, C. Mai</text:p>
        </text:list-item>
        <text:list-item>
          <text:p text:style-name="P34">Kriging meta model (1h):<text:s/>C. Mai</text:p>
        </text:list-item>
      </text:list>
      <text:p text:style-name="P35">Lunch</text:p>
      <text:list text:style-name="WW8Num12" text:continue-numbering="true">
        <text:list-item>
          <text:p text:style-name="P36">Application to OpenTURNS and Uranie (2h) : C. Mai, G. Blondet, J.B. Blanchard</text:p>
        </text:list-item>
        <text:list-item>
          <text:p text:style-name="P37">Discussion / <text:s/>Participants projects</text:p>
        </text:list-item>
      </text:list>
      <text:p text:style-name="tabu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/>
    <style:font-face style:name="Lucida Sans Unicode" svg:font-family="Lucida Sans Unicode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Goudy Old Style" svg:font-family="Goudy Old Style" style:font-family-generic="roman" style:font-pitch="variable" svg:panose-1="2 2 5 2 5 3 5 2 3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widows="0" fo:orphans="0" fo:text-align="center" fo:margin-top="0.1666in" fo:margin-bottom="0.0416in"/>
      <style:text-properties style:font-name="Arial" style:font-name-asian="DejaVu Sans" style:font-name-complex="Arial" fo:font-weight="bold" style:font-weight-asian="bold" style:font-weight-complex="bold" fo:font-size="16pt" style:font-size-asian="16pt" style:font-size-complex="16pt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 fo:widows="0" fo:orphans="0" fo:margin-top="0.1666in" fo:margin-bottom="0.0416in"/>
      <style:text-properties style:font-name="Arial" style:font-name-asian="Lucida Sans Unicode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itre3" style:display-name="Titre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WW_CharLFO1LVL2" style:family="text">
      <style:text-properties style:font-name-complex="Times New Roman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paragraphe" style:next-style-name="Textbody" style:default-outline-level="1">
      <style:paragraph-properties fo:border="0.0069in solid #000000" fo:padding-top="0.0138in" fo:padding-left="0.0555in" fo:padding-bottom="0.0138in" fo:padding-right="0.0555in" style:shadow="none" fo:text-align="center" fo:margin-top="0.1666in" fo:margin-bottom="0.0416in" fo:line-height="0.1805in"/>
      <style:text-properties fo:font-size="14pt" style:font-size-asian="14pt" style:font-size-complex="16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Formule" style:display-name="Formule" style:family="paragraph" style:parent-style-name="Standard">
      <style:paragraph-properties fo:widows="0" fo:orphans="0" style:punctuation-wrap="simple" style:text-autospace="none" fo:margin-top="0.0833in" fo:text-indent="0.2958in"/>
      <style:text-properties style:font-name="Arial" style:font-name-asian="Arial" style:font-name-complex="Arial" fo:font-size="10pt" style:font-size-asian="10pt" style:font-size-complex="10pt" fo:hyphenate="false"/>
    </style:style>
    <style:style style:name="tabu1" style:display-name="tabu1" style:family="paragraph" style:parent-style-name="Standard">
      <style:paragraph-properties fo:widows="0" fo:orphans="0" style:punctuation-wrap="simple" style:text-autospace="none" fo:text-align="justify" fo:margin-bottom="0in" fo:line-height="0.1944in">
        <style:tab-stops>
          <style:tab-stop style:type="left" style:position="0.202in"/>
        </style:tab-stops>
      </style:paragraph-properties>
      <style:text-properties style:font-name="Arial" style:font-name-asian="Times New Roman" style:font-name-complex="Arial" fo:color="#000000" fo:font-size="10pt" style:font-size-asian="10pt" style:font-size-complex="10pt" fo:language="en" fo:country="US" fo:hyphenate="false"/>
    </style:style>
    <style:style style:name="paragraphe" style:display-name="paragraphe" style:family="paragraph" style:parent-style-name="Standard">
      <style:paragraph-properties fo:widows="0" fo:orphans="0" style:punctuation-wrap="simple" style:text-autospace="none" fo:text-align="justify" fo:margin-top="0.0833in" fo:margin-bottom="0in" fo:line-height="150%"/>
      <style:text-properties style:font-name="Arial" style:font-name-asian="Times New Roman" style:font-name-complex="Arial" fo:color="#000000" fo:font-size="10pt" style:font-size-asian="10pt" style:font-size-complex="10pt" fo:hyphenate="false"/>
    </style:style>
    <style:style style:name="image" style:display-name="image" style:family="paragraph" style:parent-style-name="paragraphe">
      <style:paragraph-properties fo:line-height="0.1805in"/>
      <style:text-properties fo:hyphenate="false"/>
    </style:style>
    <style:style style:name="tableauCentre" style:display-name="tableauCentre" style:family="paragraph" style:parent-style-name="paragraphe">
      <style:paragraph-properties fo:text-align="center"/>
      <style:text-properties fo:font-weight="bold" style:font-weight-asian="bold" style:font-weight-complex="bold" fo:hyphenate="false"/>
    </style:style>
    <style:style style:name="tableauContenu" style:display-name="tableauContenu" style:family="paragraph" style:parent-style-name="paragraphe">
      <style:text-properties style:font-name-asian="Arial" fo:hyphenate="false"/>
    </style:style>
    <style:style style:name="Methode" style:display-name="Methode" style:family="paragraph" style:parent-style-name="paragraphe">
      <style:paragraph-properties fo:line-height="0.1805in"/>
      <style:text-properties fo:hyphenate="false"/>
    </style:style>
    <style:style style:name="tabu2" style:display-name="tabu2" style:family="paragraph" style:parent-style-name="Standard" style:list-style-name="WW8Num8">
      <style:paragraph-properties fo:margin-top="0.0833in" fo:margin-bottom="0.0833in" fo:line-height="100%"/>
      <style:text-properties style:font-name="Times New Roman" style:font-name-asian="Times New Roman" style:font-name-complex="Times New Roman" fo:font-size="10pt" style:font-size-asian="10pt" style:font-size-complex="12pt" fo:hyphenate="false"/>
    </style:style>
    <style:style style:name="tableauContenuBis" style:display-name="tableauContenuBis" style:family="paragraph" style:parent-style-name="tableauContenu">
      <style:paragraph-properties fo:text-indent="0.1972in">
        <style:tab-stops>
          <style:tab-stop style:type="left" style:position="0.7875in"/>
        </style:tab-stops>
      </style:paragraph-properties>
      <style:text-properties style:font-name="Times New Roman" style:font-name-complex="Times New Roman" fo:font-size="11pt" style:font-size-asian="11pt" fo:hyphenate="false"/>
    </style:style>
    <style:style style:name="tableauGauche" style:display-name="tableauGauche" style:family="paragraph" style:parent-style-name="tableauContenu">
      <style:text-properties fo:language="nl" fo:country="NL" fo:hyphenate="false"/>
    </style:style>
    <style:style style:name="tableauCentreGras" style:display-name="tableauCentreGras" style:family="paragraph" style:parent-style-name="tableauGauche">
      <style:paragraph-properties fo:text-indent="0.125in">
        <style:tab-stops>
          <style:tab-stop style:type="left" style:position="0.7875in"/>
        </style:tab-stops>
      </style:paragraph-properties>
      <style:text-properties style:font-name="Times New Roman" style:font-name-complex="Times New Roman" fo:font-weight="bold" style:font-weight-asian="bold" style:font-weight-complex="bold" fo:font-size="11pt" style:font-size-asian="11pt" fo:hyphenate="false"/>
    </style:style>
    <style:style style:name="PremierePage" style:display-name="PremierePage" style:family="paragraph" style:parent-style-name="paragraphe">
      <style:paragraph-properties fo:margin-top="0.1666in"/>
      <style:text-properties fo:font-size="14pt" style:font-size-asian="14pt" fo:hyphenate="false"/>
    </style:style>
    <style:style style:name="paragraphe1" style:display-name="paragraphe1" style:family="paragraph" style:parent-style-name="paragraphe">
      <style:paragraph-properties fo:margin-top="0.1666in"/>
      <style:text-properties fo:hyphenate="false"/>
    </style:style>
    <style:style style:name="MethodeCentree" style:display-name="MethodeCentree" style:family="paragraph" style:parent-style-name="Methode">
      <style:paragraph-properties fo:margin-top="0in" fo:margin-bottom="0.0833in"/>
      <style:text-properties fo:font-weight="bold" style:font-weight-asian="bold" style:font-weight-complex="bold" fo:language="en" fo:country="GB" fo:hyphenate="false"/>
    </style:style>
    <style:style style:name="Méthode" style:display-name="Méthode" style:family="paragraph" style:parent-style-name="paragraphe">
      <style:text-properties fo:font-weight="bold" style:font-weight-asian="bold" style:font-weight-complex="bold" fo:font-size="11pt" style:font-size-asian="11pt" style:font-size-complex="11pt" fo:language="en" fo:country="US" fo:hyphenate="false"/>
    </style:style>
    <style:style style:name="Titre0" style:display-name="Titre0" style:family="paragraph" style:parent-style-name="Standard">
      <style:paragraph-properties style:text-autospace="none" fo:text-align="justify"/>
      <style:text-properties fo:hyphenate="true"/>
    </style:style>
    <style:style style:name="Style1" style:display-name="Style1" style:family="paragraph" style:parent-style-name="tabu1" style:list-style-name="WW8Num12">
      <style:text-properties fo:hyphenate="false"/>
    </style:style>
    <style:style style:name="Titre0bis" style:display-name="Titre0bis" style:family="paragraph" style:parent-style-name="Titre0" style:default-outline-level="1">
      <style:paragraph-properties fo:keep-with-next="always" fo:widows="0" fo:orphans="0" style:punctuation-wrap="simple" fo:text-align="center" fo:margin-top="0.25in" fo:margin-bottom="0.0833in"/>
      <style:text-properties style:font-name="Times New Roman" style:font-name-asian="Times New Roman" style:font-name-complex="Times New Roman" fo:font-weight="bold" style:font-weight-asian="bold" fo:color="#FF0000" style:letter-kerning="false" fo:font-size="20pt" style:font-size-asian="20pt" style:font-size-complex="10pt" fo:hyphenate="true"/>
    </style:style>
    <style:style style:name="formule0" style:display-name="formule" style:family="paragraph" style:parent-style-name="paragraphe">
      <style:paragraph-properties fo:margin-top="0in"/>
      <style:text-properties style:font-weight-complex="bold" style:letter-kerning="false" fo:hyphenate="false"/>
    </style:style>
    <style:style style:name="Paragraphe0" style:display-name="Paragraphe" style:family="paragraph" style:parent-style-name="Standard">
      <style:paragraph-properties style:punctuation-wrap="simple" style:text-autospace="none" fo:text-align="justify" fo:margin-top="0.0833in" fo:margin-bottom="0.0833in"/>
      <style:text-properties style:font-name="Arial" style:font-name-asian="Times New Roman" style:font-name-complex="Times New Roman" style:letter-kerning="false" fo:font-size="10pt" style:font-size-asian="10pt" style:font-size-complex="10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style:font-name-complex="Times New Roman" style:letter-kerning="false" fo:hyphenate="true"/>
    </style:style>
    <style:style style:name="texte" style:display-name="texte" style:family="paragraph" style:parent-style-name="Standard">
      <style:text-properties fo:hyphenate="false"/>
    </style:style>
    <style:style style:name="page1" style:display-name="page1" style:family="paragraph" style:parent-style-name="paragraphe">
      <style:paragraph-properties fo:line-height="0.1805in"/>
      <style:text-properties fo:hyphenate="false"/>
    </style:style>
    <style:style style:name="page1Centre" style:display-name="page1Centre" style:family="paragraph" style:parent-style-name="page1">
      <style:text-properties fo:hyphenate="false"/>
    </style:style>
    <style:style style:name="page1centre0" style:display-name="page1centre" style:family="paragraph" style:parent-style-name="paragraphe">
      <style:paragraph-properties fo:line-height="0.1805in"/>
      <style:text-properties fo:hyphenate="false"/>
    </style:style>
    <style:style style:name="Titre1bis" style:display-name="Titre1bis" style:family="paragraph" style:parent-style-name="Titre1" style:default-outline-level="1">
      <style:text-properties fo:font-weight="normal" style:font-weight-asian="normal" style:font-weight-complex="normal" fo:font-size="10pt" style:font-size-asian="10pt"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WW8Num1z0" style:display-name="WW8Num1z0" style:family="text">
      <style:text-properties style:font-name-complex="Times New Roman"/>
    </style:style>
    <style:style style:name="WW8Num1z3" style:display-name="WW8Num1z3" style:family="text">
      <style:text-properties style:font-name-complex="Goudy Old Style" style:font-weight-complex="normal" style:font-style-complex="normal" fo:text-transform="none" fo:font-variant="normal" style:text-line-through-type="none" style:text-outline="false" text:display="true" fo:letter-spacing="normal" style:letter-kerning="false" style:text-position="0% 100%" style:text-underline-type="none" style:text-underline-color="font-color"/>
    </style:style>
    <style:style style:name="WW8Num2z0" style:display-name="WW8Num2z0" style:family="text">
      <style:text-properties style:font-name="Symbol" style:font-name-asian="Symbol" style:font-name-complex="Symbol"/>
    </style:style>
    <style:style style:name="WW8Num3z0" style:display-name="WW8Num3z0" style:family="text">
      <style:text-properties style:font-name="Wingdings" style:font-name-asian="Wingdings" style:font-name-complex="Wingdings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Times New Roman" style:font-name-asian="Times New Roman" style:font-name-complex="Times New Roman"/>
    </style:style>
    <style:style style:name="WW8Num4z4" style:display-name="WW8Num4z4" style:family="text">
      <style:text-properties style:font-name="Courier New" style:font-name-asian="Courier New" style:font-name-complex="Courier New"/>
    </style:style>
    <style:style style:name="WW8Num4z5" style:display-name="WW8Num4z5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>
      <style:text-properties style:font-name="Courier New" style:font-name-asian="Courier New" style:font-name-complex="Courier New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Times New Roman" style:font-name-asian="Times New Roman" style:font-name-complex="Times New Roman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1z4" style:display-name="WW8Num11z4" style:family="text">
      <style:text-properties style:font-name="Courier New" style:font-name-asian="Courier New" style:font-name-complex="Courier New"/>
    </style:style>
    <style:style style:name="WW8Num12z0" style:display-name="WW8Num12z0" style:family="text">
      <style:text-properties style:font-name="Symbol" style:font-name-asian="Symbol" style:font-name-complex="Symbol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2" style:display-name="WW8Num12z2" style:family="text">
      <style:text-properties style:font-name="Wingdings" style:font-name-asian="Wingdings" style:font-name-complex="Wingdings"/>
    </style:style>
    <style:style style:name="Z-Canevas-Txt-Normal10" style:display-name="Z-Canevas-Txt-Normal10" style:family="text">
      <style:text-properties style:font-name="Arial" style:font-name-asian="Arial" style:font-name-complex="Arial" style:use-window-font-color="true" style:text-position="0% 100%" fo:font-size="10pt" style:font-size-asian="10pt" style:text-underline-type="none" style:text-underline-color="font-color" fo:language="fr" fo:country="FR"/>
    </style:style>
    <style:style style:name="Accentuation" style:display-name="Accentuation" style:family="text">
      <style:text-properties fo:font-style="italic" style:font-style-asian="italic" style:font-style-complex="italic" fo:color="#444444" fo:font-size="8pt" style:font-size-asian="8pt" style:font-size-complex="8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extedebullesCar" style:display-name="Texte de bulles Car" style:family="text">
      <style:text-properties style:font-name="Segoe UI" style:font-name-asian="Calibri" style:font-name-complex="Segoe UI" fo:font-size="9pt" style:font-size-asian="9pt" style:font-size-complex="9pt"/>
    </style:style>
    <style:style style:name="WW_CharLFO2LVL2" style:family="text">
      <style:text-properties style:font-name-complex="Times New Roman"/>
    </style:style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Goudy Old Style" style:font-weight-complex="normal" style:font-style-complex="normal" fo:text-transform="none" fo:font-variant="normal" style:text-line-through-type="none" style:text-outline="false" text:display="true" fo:letter-spacing="normal" style:letter-kerning="false" style:text-position="0% 100%" style:text-underline-type="none" style:text-underline-color="font-color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WW8Num1" style:display-name="WW8Num1">
      <text:list-level-style-number text:level="1" text:style-name="WW_CharLFO3LVL1" style:num-format="1">
        <style:list-level-properties text:space-before="1.3784in" text:min-label-width="0.7875in" text:list-level-position-and-space-mode="label-alignment">
          <style:list-level-label-alignment text:label-followed-by="listtab" fo:margin-left="2.1659in" fo:text-indent="-0.7875in"/>
        </style:list-level-properties>
      </text:list-level-style-number>
      <text:list-level-style-number text:level="2" text:style-name="WW_CharLFO3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3LVL3" style:num-format="1" text:display-levels="3">
        <style:list-level-properties text:space-before="0in" text:min-label-width="0.5513in" text:list-level-position-and-space-mode="label-alignment">
          <style:list-level-label-alignment text:label-followed-by="listtab" fo:margin-left="0.5513in" fo:text-indent="-0.5513in"/>
        </style:list-level-properties>
      </text:list-level-style-number>
      <text:list-level-style-number text:level="4" text:style-name="WW_CharLFO3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3LVL5" style:num-format="A" style:num-letter-sync="true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3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3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3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3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4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Wingdings" style:font-name-complex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5LVL1" text:bullet-char="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Times New Roman" style:font-name-asian="Times New Roman" style:font-name-complex="Times New Roman"/>
    </style:style>
    <style:style style:name="WW_CharLFO6LVL3" style:family="text">
      <style:text-properties style:font-name="Symbol" style:font-name-complex="Symbol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6LVL1" text:bullet-char="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Symbol"/>
      </text:list-level-style-bullet>
      <text:list-level-style-bullet text:level="2" text:style-name="WW_CharLFO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8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11LVL1" text:bullet-char="">
        <style:list-level-properties text:space-before="0.5652in" text:min-label-width="0.25in" text:list-level-position-and-space-mode="label-alignment">
          <style:list-level-label-alignment text:label-followed-by="listtab" fo:margin-left="0.8152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0652in" text:min-label-width="0.25in" text:list-level-position-and-space-mode="label-alignment">
          <style:list-level-label-alignment text:label-followed-by="listtab" fo:margin-left="1.3152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652in" text:min-label-width="0.25in" text:list-level-position-and-space-mode="label-alignment">
          <style:list-level-label-alignment text:label-followed-by="listtab" fo:margin-left="1.815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0652in" text:min-label-width="0.25in" text:list-level-position-and-space-mode="label-alignment">
          <style:list-level-label-alignment text:label-followed-by="listtab" fo:margin-left="2.315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652in" text:min-label-width="0.25in" text:list-level-position-and-space-mode="label-alignment">
          <style:list-level-label-alignment text:label-followed-by="listtab" fo:margin-left="2.8152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0652in" text:min-label-width="0.25in" text:list-level-position-and-space-mode="label-alignment">
          <style:list-level-label-alignment text:label-followed-by="listtab" fo:margin-left="3.3152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652in" text:min-label-width="0.25in" text:list-level-position-and-space-mode="label-alignment">
          <style:list-level-label-alignment text:label-followed-by="listtab" fo:margin-left="3.8152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0652in" text:min-label-width="0.25in" text:list-level-position-and-space-mode="label-alignment">
          <style:list-level-label-alignment text:label-followed-by="listtab" fo:margin-left="4.3152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652in" text:min-label-width="0.25in" text:list-level-position-and-space-mode="label-alignment">
          <style:list-level-label-alignment text:label-followed-by="listtab" fo:margin-left="4.8152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Times New Roman" style:font-name-asian="Times New Roman" style:font-name-complex="Times New Roman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8Num12" style:display-name="WW8Num12">
      <text:list-level-style-bullet text:level="1" text:style-name="WW_CharLFO14LVL1" text:bullet-char="">
        <style:list-level-properties text:space-before="0.1902in" text:min-label-width="0.25in" text:list-level-position-and-space-mode="label-alignment">
          <style:list-level-label-alignment text:label-followed-by="listtab" fo:margin-left="0.4402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6902in" text:min-label-width="0.25in" text:list-level-position-and-space-mode="label-alignment">
          <style:list-level-label-alignment text:label-followed-by="listtab" fo:margin-left="0.9402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1902in" text:min-label-width="0.25in" text:list-level-position-and-space-mode="label-alignment">
          <style:list-level-label-alignment text:label-followed-by="listtab" fo:margin-left="1.440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6902in" text:min-label-width="0.25in" text:list-level-position-and-space-mode="label-alignment">
          <style:list-level-label-alignment text:label-followed-by="listtab" fo:margin-left="1.940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1902in" text:min-label-width="0.25in" text:list-level-position-and-space-mode="label-alignment">
          <style:list-level-label-alignment text:label-followed-by="listtab" fo:margin-left="2.4402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6902in" text:min-label-width="0.25in" text:list-level-position-and-space-mode="label-alignment">
          <style:list-level-label-alignment text:label-followed-by="listtab" fo:margin-left="2.9402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1902in" text:min-label-width="0.25in" text:list-level-position-and-space-mode="label-alignment">
          <style:list-level-label-alignment text:label-followed-by="listtab" fo:margin-left="3.4402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6902in" text:min-label-width="0.25in" text:list-level-position-and-space-mode="label-alignment">
          <style:list-level-label-alignment text:label-followed-by="listtab" fo:margin-left="3.9402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1902in" text:min-label-width="0.25in" text:list-level-position-and-space-mode="label-alignment">
          <style:list-level-label-alignment text:label-followed-by="listtab" fo:margin-left="4.440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style:font-name-complex="Times New Roman"/>
    </style:style>
    <text:outline-style style:name="WW_OutlineListStyle_1">
      <text:outline-level-style text:level="1" style:num-format=""/>
      <text:outline-level-style text:level="2" text:style-name="WW_CharOUTLINE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Formation Incertitudes et HPC</dc:title>
    <dc:description/>
    <dc:subject/>
    <meta:initial-creator>anne</meta:initial-creator>
    <dc:creator>BAUDIN Michael</dc:creator>
    <meta:creation-date>2013-10-07T16:51:00Z</meta:creation-date>
    <dc:date>2021-11-22T08:39:00Z</dc:date>
    <meta:print-date>2017-04-18T14:53:00Z</meta:print-date>
    <meta:template xlink:href="Normal.dotm" xlink:type="simple"/>
    <meta:editing-cycles>401</meta:editing-cycles>
    <meta:editing-duration>PT64320S</meta:editing-duration>
    <meta:user-defined meta:name="MSIP_Label_2d26f538-337a-4593-a7e6-123667b1a538_Enabled">true</meta:user-defined>
    <meta:user-defined meta:name="MSIP_Label_2d26f538-337a-4593-a7e6-123667b1a538_SetDate">2021-11-22T08:33:32Z</meta:user-defined>
    <meta:user-defined meta:name="MSIP_Label_2d26f538-337a-4593-a7e6-123667b1a538_Method">Standard</meta:user-defined>
    <meta:user-defined meta:name="MSIP_Label_2d26f538-337a-4593-a7e6-123667b1a538_Name">C1 Interne</meta:user-defined>
    <meta:user-defined meta:name="MSIP_Label_2d26f538-337a-4593-a7e6-123667b1a538_SiteId">e242425b-70fc-44dc-9ddf-c21e304e6c80</meta:user-defined>
    <meta:user-defined meta:name="MSIP_Label_2d26f538-337a-4593-a7e6-123667b1a538_ActionId">51f42cc8-7115-402d-8b1d-62905f1bd170</meta:user-defined>
    <meta:user-defined meta:name="MSIP_Label_2d26f538-337a-4593-a7e6-123667b1a538_ContentBits">0</meta:user-defined>
    <meta:document-statistic meta:page-count="1" meta:paragraph-count="3" meta:word-count="289" meta:character-count="1880" meta:row-count="13" meta:non-whitespace-character-count="1594"/>
  </office:meta>
</office:document-meta>
</file>